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115" calcext:value-type="float">
            <text:p>115</text:p>
          </table:table-cell>
          <table:table-cell/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6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0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5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37" calcext:value-type="float">
            <text:p>1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3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3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4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4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“Dreamliner”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 Trident (all)</text:p>
          </table:table-cell>
          <table:table-cell office:value-type="string" calcext:value-type="string">
            <text:p>Air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78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82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90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07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0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23:48:57.6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6-08T23:49:22.908000000</dc:date>
    <meta:editing-duration>P35DT9H16M54S</meta:editing-duration>
    <meta:editing-cycles>863</meta:editing-cycles>
    <meta:generator>LibreOffice/5.2.6.2$Windows_x86 LibreOffice_project/a3100ed2409ebf1c212f5048fbe377c281438fdc</meta:generator>
    <dc:creator>James Petts</dc:creator>
    <meta:document-statistic meta:table-count="3" meta:cell-count="3148" meta:object-count="0"/>
  </office:meta>
</office:document-meta>
</file>